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ount of damage on contact (per second)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 Speed</text:p>
          </table:table-cell>
          <table:table-cell table:number-columns-repeated="3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3"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6:41:29.665659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2.5.2.0$Linux_X86_64 LibreOffice_project/20$Build-2</meta:generator>
    <dc:date>2022-02-01T00:32:51.428869086</dc:date>
    <meta:editing-duration>P2DT1M54S</meta:editing-duration>
    <meta:editing-cycles>6</meta:editing-cycles>
    <meta:document-statistic meta:table-count="1" meta:cell-count="74" meta:object-count="0"/>
  </office:meta>
</office:document-meta>
</file>